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18cm" draw:marker-start-width="0.227cm" draw:marker-end-width="0.227cm" draw:fill-color="#eeeeee" draw:textarea-horizontal-align="justify" draw:textarea-vertical-align="top" draw:auto-grow-height="false" fo:min-height="0cm" fo:min-width="0cm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draw:marker-start-width="0.227cm" draw:marker-end-width="0.227cm" draw:fill-color="#ffffff" draw:textarea-horizontal-align="justify" draw:textarea-vertical-align="top" draw:auto-grow-height="false" fo:min-height="0cm" fo:min-width="0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draw:marker-start-width="0.227cm" draw:marker-end-width="0.227cm" draw:fill-color="#ffffff" draw:textarea-horizontal-align="justify" draw:textarea-vertical-align="top" draw:auto-grow-height="false" fo:min-height="0cm" fo:min-width="0cm" fo:padding-top="0.134cm" fo:padding-bottom="0.134cm" fo:padding-left="0.259cm" fo:padding-right="0.259cm"/>
    </style:style>
    <style:style style:name="gr4" style:family="graphic" style:parent-style-name="objectwithoutfill">
      <style:graphic-properties draw:marker-end="Arrow" draw:marker-end-width="0.3cm" draw:fill="none" draw:fill-image-width="0cm" draw:fill-image-height="0cm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398cm" svg:height="1.27cm" svg:x="3.631cm" svg:y="1cm">
          <text:p text:style-name="P1"><text:span text:style-name="T1">pythonToJavaTe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4.398cm" svg:height="1.27cm" svg:x="3.631cm" svg:y="2.2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4.398cm" svg:height="1.27cm" svg:x="3.631cm" svg:y="3.54cm">
          <text:p text:style-name="P1"><text:span text:style-name="T1">+main(args:String[]):vo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4.398cm" svg:height="1.27cm" svg:x="3.631cm" svg:y="5.572cm">
          <text:p text:style-name="P1"><text:span text:style-name="T1">HelpUtil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4.398cm" svg:height="1.27cm" svg:x="3.631cm" svg:y="6.84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4.398cm" svg:height="1.27cm" svg:x="3.631cm" svg:y="8.112cm">
          <text:p text:style-name="P1"><text:span text:style-name="T1">+about():vo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0.83cm" svg:y1="4.937cm" svg:x2="10.83cm" svg:y2="5.826cm">
          <text:p/>
        </draw:line>
        <draw:custom-shape draw:style-name="gr1" draw:text-style-name="P2" draw:layer="layout" svg:width="14.398cm" svg:height="1.27cm" svg:x="3.631cm" svg:y="10.271cm">
          <text:p text:style-name="P1"><text:span text:style-name="T1">FileFinderUtil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4.398cm" svg:height="1.27cm" svg:x="3.631cm" svg:y="11.541cm">
          <text:p text:style-name="P2"><text:span text:style-name="T1">+isFile():Object[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4.398cm" svg:height="1.27cm" svg:x="3.631cm" svg:y="13.446cm">
          <text:p text:style-name="P2"><text:span text:style-name="T1">PythonToJavaConvertRea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4.398cm" svg:height="1.143cm" svg:x="3.631cm" svg:y="14.716cm">
          <text:p text:style-name="P2"><text:span text:style-name="T1">-fileName: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2.524cm" svg:y1="2.905cm" svg:x2="2.397cm" svg:y2="12.049cm">
          <text:p/>
        </draw:line>
        <draw:line draw:style-name="gr5" draw:text-style-name="P1" draw:layer="layout" svg:x1="2.397cm" svg:y1="12.43cm" svg:x2="3.413cm" svg:y2="12.43cm">
          <text:p/>
        </draw:line>
        <draw:custom-shape draw:style-name="gr3" draw:text-style-name="P2" draw:layer="layout" svg:width="14.398cm" svg:height="2.286cm" svg:x="3.631cm" svg:y="15.859cm">
          <text:p text:style-name="P2"><text:span text:style-name="T1">+readPythonFileContents():void</text:span></text:p>
          <text:p text:style-name="P2"><text:span text:style-name="T1">+convertLine():boolea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4.398cm" svg:height="1.27cm" svg:x="3.62cm" svg:y="18.653cm">
          <text:p text:style-name="P2"><text:span text:style-name="T1">PythonToJavaConve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4.398cm" svg:height="1.143cm" svg:x="3.62cm" svg:y="19.923cm">
          <text:p text:style-name="P2"><text:span text:style-name="T1">-fileName: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4.398cm" svg:height="1.143cm" svg:x="3.62cm" svg:y="21.066cm">
          <text:p text:style-name="P2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17T14:37:40.14</meta:creation-date>
    <dc:date>2019-11-13T05:48:11.21</dc:date>
    <meta:editing-duration>PT59M6S</meta:editing-duration>
    <meta:editing-cycles>5</meta:editing-cycles>
    <meta:generator>OpenOffice/4.1.7$Win32 OpenOffice.org_project/417m1$Build-9800</meta:generator>
    <meta:document-statistic meta:object-count="17"/>
  </office:meta>
</office:document-meta>
</file>